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9.49pt"/>
    </style:style>
    <style:style style:name="co2" style:family="table-column">
      <style:table-column-properties fo:break-before="auto" style:column-width="886.39pt"/>
    </style:style>
    <style:style style:name="co3" style:family="table-column">
      <style:table-column-properties fo:break-before="auto" style:column-width="179.7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333333" style:direction="ltr" fo:padding="2.01pt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Normal_20_2">
      <style:table-cell-properties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3333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1" table:default-cell-style-name="ce3"/>
        <table:table-row table:style-name="ro1">
          <table:table-cell table:style-name="ce1" office:value-type="string" calcext:value-type="string">
            <text:p>Product</text:p>
          </table:table-cell>
          <table:table-cell table:style-name="ce4" office:value-type="string" calcext:value-type="string">
            <text:p>Category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5 SALAH TRANSF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62 PROBLEM/SAKUKU/QR TDK DAPAT DI-SHOW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TAU LOGIN SI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151 GAGAL REGISTRASI/ONEKLIK DI APLIKASI MERCHA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5 SALAH TRANSF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62 PROBLEM/SAKUKU/QR TDK DAPAT DI-SHOW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TAU LOGIN SI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 table:number-rows-repeated="525">
          <table:table-cell table:style-name="ce2" table:number-columns-repeated="2"/>
          <table:table-cell table:number-columns-repeated="62"/>
        </table:table-row>
        <table:table-row table:style-name="ro1" table:number-rows-repeated="10430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3:12:45.35501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crosoft Office User</meta:initial-creator>
    <meta:creation-date>2018-10-28T12:39:30</meta:creation-date>
    <dc:date>2019-09-03T03:15:37.117326413</dc:date>
    <meta:editing-duration>PT1H28M37S</meta:editing-duration>
    <meta:editing-cycles>9</meta:editing-cycles>
    <meta:generator>LibreOffice/6.3.0.4$Linux_X86_64 LibreOffice_project/714e3e990d6aa57321bebab01999254e7bc38485</meta:generator>
    <meta:document-statistic meta:table-count="1" meta:cell-count="9944" meta:object-count="0"/>
  </office:meta>
</office:document-meta>
</file>